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5000000B8DBB582458E22998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tandard Symbols L" svg:font-family="'Standard Symbols L'" style:font-adornments="Regular" style:font-pitch="variable" style:font-charset="x-symbol"/>
    <style:font-face style:name="Linux Biolinum Keyboard O1" svg:font-family="'Linux Biolinum Keyboard O'" style:font-pitch="variable"/>
    <style:font-face style:name="Linux Biolinum Keyboard O" svg:font-family="'Linux Biolinum Keyboard O'" style:font-adornments="Regular" style:font-pitch="variable"/>
    <style:font-face style:name="Linux Biolinum O" svg:font-family="'Linux Biolinum O'" style:font-adornments="Regular" style:font-pitch="variable"/>
    <style:font-face style:name="Linux Libertine Initials O" svg:font-family="'Linux Libertine Initials O'" style:font-adornments="Initials" style:font-pitch="variable"/>
    <style:font-face style:name="URW Bookman L1" svg:font-family="'URW Bookman L'" style:font-pitch="variable"/>
    <style:font-face style:name="URW Bookman L" svg:font-family="'URW Bookman L'" style:font-adornments="Light" style:font-pitch="variable"/>
    <style:font-face style:name="rsfs10" svg:font-family="rsfs10" style:font-adornments="LyX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notes">
      <style:graphic-properties draw:fill-color="#ffffff" draw:auto-grow-height="true" fo:min-height="13.1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nux Biolinum Keyboard O1" fo:font-style="normal" fo:font-weight="normal"/>
    </style:style>
    <style:style style:name="P2" style:family="paragraph">
      <loext:graphic-properties draw:fill-color="#ffffff"/>
    </style:style>
    <style:style style:name="P3" style:family="paragraph">
      <style:text-properties style:font-name="URW Bookman L1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top="0.051cm" fo:margin-bottom="0cm"/>
      <style:text-properties fo:font-size="18pt" style:font-size-asian="18pt" style:font-size-complex="18pt"/>
    </style:style>
    <style:style style:name="T1" style:family="text">
      <style:text-properties style:font-name="Linux Biolinum Keyboard O1" fo:font-style="normal" fo:font-weight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Linux Biolinum Keyboard O1"/>
    </style:style>
    <style:style style:name="T4" style:family="text">
      <style:text-properties style:font-name="URW Bookman L1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3.467cm" svg:x="1.4cm" svg:y="0.8cm" presentation:class="title">
          <draw:text-box>
            <text:p text:style-name="P1"><text:span text:style-name="T1">CLIENT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Il client ha il compito di </text:span><text:span text:style-name="T2">stabilire la connessione </text:span><text:span text:style-name="T2">con DiscoveryServer </text:span><text:span text:style-name="T2">indicicando quale file </text:span><text:span text:style-name="T2">modificare.</text:span></text:p>
              </text:list-item>
              <text:list-item>
                <text:p><text:span text:style-name="T2">Dopo aver inviato a </text:span><text:span text:style-name="T2">DiscoveryServer il nome </text:span><text:span text:style-name="T2">del file, viene chiesto </text:span><text:span text:style-name="T2">all’utente di inserire le </text:span><text:span text:style-name="T2">righe da scambiare. Tale </text:span><text:span text:style-name="T2">informazione verrà poi </text:span><text:span text:style-name="T2">inviata all’ RSserver che </text:span><text:span text:style-name="T2">eseguirà lo scambio </text:span><text:span text:style-name="T2">delle righe.</text:span></text:p>
              </text:list-item>
              <text:list-item>
                <text:p><text:span text:style-name="T2">Infine attenderà che </text:span><text:span text:style-name="T2">RSserver abbia finito il </text:span><text:span text:style-name="T2">suo compito e il </text:span><text:span text:style-name="T2">ricevimento dell’esito </text:span><text:span text:style-name="T2">dell’operazion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1" draw:text-style-name="P3" draw:layer="layout" svg:width="19.5cm" svg:height="3.467cm" svg:x="1.4cm" svg:y="0.8cm" presentation:class="title">
          <draw:text-box>
            <text:p text:style-name="P3"><text:span text:style-name="T3">CONTROLLI</text:span><text:span text:style-name="T4"><text:tab/></text:span></text:p>
          </draw:text-box>
        </draw:frame>
        <draw:frame presentation:style-name="pr2" draw:layer="layout" svg:width="12.297cm" svg:height="12.179cm" svg:x="1.4cm" svg:y="5.066cm" presentation:class="outline">
          <draw:text-box>
            <text:list text:style-name="L2">
              <text:list-header>
                <text:p><text:s text:c="3"/>Problematiche</text:p>
              </text:list-header>
              <text:list-item>
                <text:p><text:span text:style-name="T5">Metodi come writeUTF, parseInt, ecc.. </text:span><text:span text:style-name="T5">possono lanciare eccezioni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Il file richiesto potrebbe non esistere </text:span><text:span text:style-name="T5">nella directory di Discovery.</text:span><text:tab/></text:p>
              </text:list-item>
            </text:list>
          </draw:text-box>
        </draw:frame>
        <draw:frame presentation:style-name="pr2" draw:layer="layout" svg:width="12.297cm" svg:height="15.762cm" svg:x="14.313cm" svg:y="5.066cm" presentation:class="outline" presentation:user-transformed="true">
          <draw:text-box>
            <text:list text:style-name="L2">
              <text:list-item>
                <text:list>
                  <text:list-header>
                    <text:p><text:s/><text:span text:style-name="T6">Soluzioni</text:span></text:p>
                  </text:list-header>
                  <text:list-item>
                    <text:p><text:span text:style-name="T5">Risolto il problema tramite l’utilizzo </text:span><text:span text:style-name="T5">di blocchi try/catch</text:span></text:p>
                    <text:list>
                      <text:list-header>
                        <text:p><text:span text:style-name="T7">try {</text:span></text:p>
                        <text:p><text:span text:style-name="T7">doStream1.writeUTF(lineeSwap);</text:span></text:p>
                        <text:p><text:span text:style-name="T7">} catch (IOException e) {</text:span></text:p>
                        <text:p><text:span text:style-name="T7">System.out.println("Errore writeUTF");</text:span></text:p>
                        <text:p><text:span text:style-name="T7">e.printStackTrace();</text:span></text:p>
                        <text:p><text:span text:style-name="T7">System.exit(5);}</text:span></text:p>
                        <text:p><text:span text:style-name="T7"/></text:p>
                      </text:list-header>
                    </text:list>
                  </text:list-item>
                  <text:list-item>
                    <text:p><text:span text:style-name="T5">Risolto tramite il controllo sul dato </text:span><text:span text:style-name="T5">ricevuto da Discovery contenente il </text:span><text:span text:style-name="T5">numero di porta di Rsserver.</text:span></text:p>
                    <text:p><text:span text:style-name="T5"><text:s/></text:span><text:span text:style-name="T7"><text:s text:c="2"/></text:span><text:span text:style-name="T7">if(portaRS==-1) //il file non esiste</text:span></text:p>
                    <text:list>
                      <text:list-header>
                        <text:p><text:span text:style-name="T7">{</text:span></text:p>
                        <text:p><text:span text:style-name="T7">System.out.println("il file non esiste");</text:span></text:p>
                        <text:p><text:span text:style-name="T7">System.exit(-1);</text:span></text:p>
                        <text:p><text:span text:style-name="T7">}</text:span></text:p>
                        <text:p><text:span text:style-name="T7"/></text:p>
                        <text:p><text:span text:style-name="T5"/></text:p>
                        <text:p><text:span text:style-name="T5"/></text:p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4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5" draw:layer="layout" svg:width="12.297cm" svg:height="15.481cm" svg:x="1.165cm" svg:y="1.537cm" presentation:class="outline" presentation:user-transformed="true">
          <draw:text-box>
            <text:list text:style-name="L3">
              <text:list-item>
                <text:p><text:span text:style-name="T5">L’utente potrebbe non inserire nessuno </text:span><text:span text:style-name="T5">riga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RSserver <text:s/>potrebbe commettere degli </text:span><text:span text:style-name="T5">errori durante lo svolgimento del suo </text:span><text:span text:style-name="T5">compito</text:span></text:p>
              </text:list-item>
            </text:list>
          </draw:text-box>
        </draw:frame>
        <draw:frame presentation:style-name="pr5" draw:text-style-name="P4" draw:layer="layout" svg:width="12.297cm" svg:height="20.561cm" svg:x="14.119cm" svg:y="1.537cm" presentation:class="outline" presentation:user-transformed="true">
          <draw:text-box>
            <text:list text:style-name="L3">
              <text:list-item>
                <text:p text:style-name="P4"><text:span text:style-name="T5">Risolto inserendo un controllo sulla </text:span><text:span text:style-name="T5">stringa letta da standard input</text:span></text:p>
                <text:p text:style-name="P4"><text:span text:style-name="T7"><text:s/></text:span><text:span text:style-name="T7">if (lineeSwap != null ) {</text:span></text:p>
                <text:p text:style-name="P4"><text:span text:style-name="T7"><text:s text:c="9"/>…………</text:span><text:span text:style-name="T7">.…</text:span></text:p>
                <text:p text:style-name="P4"><text:span text:style-name="T7">}else{</text:span></text:p>
                <text:p text:style-name="P4"><text:span text:style-name="T7">System.out.println("Errore inserimento righe");</text:span></text:p>
                <text:p text:style-name="P4"><text:span text:style-name="T7">System.exit(1);</text:span></text:p>
                <text:p text:style-name="P4"><text:span text:style-name="T7">}</text:span></text:p>
                <text:p text:style-name="P4"><text:span text:style-name="T7"/></text:p>
              </text:list-item>
              <text:list-item>
                <text:p text:style-name="P4"><text:span text:style-name="T5">Dalla risposta ricevuta da RS, il </text:span><text:span text:style-name="T5">programma stampa a video la tipologia </text:span><text:span text:style-name="T5">di problema che si è presentato e </text:span><text:span text:style-name="T5">termina.</text:span></text:p>
                <text:p text:style-name="P5"><text:span text:style-name="T7">if(risposta.equals("0")) {</text:span></text:p>
                <text:p text:style-name="P5"><text:span text:style-name="T7">System.out.println("Successo");</text:span></text:p>
                <text:p text:style-name="P5"><text:span text:style-name="T7">System.exit(0);</text:span></text:p>
                <text:p text:style-name="P5"><text:span text:style-name="T7">}if (risposta.equals("1"){</text:span></text:p>
                <text:p text:style-name="P5"><text:span text:style-name="T7">Syste.out.println("File non trovato");</text:span></text:p>
                <text:p text:style-name="P5"><text:span text:style-name="T7">System.exit(1);</text:span></text:p>
                <text:p text:style-name="P5"><text:span text:style-name="T7">}if (risposta.equals("2"){</text:span></text:p>
                <text:p text:style-name="P5"><text:span text:style-name="T7">System.out.println("Errore elaborazione RSserver");</text:span></text:p>
                <text:p text:style-name="P5"><text:span text:style-name="T7">System.exit(2);</text:span></text:p>
                <text:p text:style-name="P5"><text:span text:style-name="T7">}if(risposta.equals("3"){</text:span></text:p>
                <text:p text:style-name="P5"><text:span text:style-name="T7">System.out.println("Errore inserimento righe");</text:span></text:p>
                <text:p text:style-name="P5"><text:span text:style-name="T7">System.exit(3);</text:span></text:p>
                <text:p text:style-name="P5"><text:span text:style-name="T7">}if(risposta.equals("4"){</text:span></text:p>
                <text:p text:style-name="P5"><text:span text:style-name="T7">System.out.println("Errore inserimente righe: è stata inserita una sola </text:span><text:span text:style-name="T7">riga");</text:span></text:p>
                <text:p text:style-name="P5"><text:span text:style-name="T7">System.exit(4);</text:span></text:p>
                <text:p text:style-name="P5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tandard Symbols L" svg:font-family="'Standard Symbols L'" style:font-adornments="Regular" style:font-pitch="variable" style:font-charset="x-symbol"/>
    <style:font-face style:name="Linux Biolinum Keyboard O1" svg:font-family="'Linux Biolinum Keyboard O'" style:font-pitch="variable"/>
    <style:font-face style:name="Linux Biolinum Keyboard O" svg:font-family="'Linux Biolinum Keyboard O'" style:font-adornments="Regular" style:font-pitch="variable"/>
    <style:font-face style:name="Linux Biolinum O" svg:font-family="'Linux Biolinum O'" style:font-adornments="Regular" style:font-pitch="variable"/>
    <style:font-face style:name="Linux Libertine Initials O" svg:font-family="'Linux Libertine Initials O'" style:font-adornments="Initials" style:font-pitch="variable"/>
    <style:font-face style:name="URW Bookman L1" svg:font-family="'URW Bookman L'" style:font-pitch="variable"/>
    <style:font-face style:name="URW Bookman L" svg:font-family="'URW Bookman L'" style:font-adornments="Light" style:font-pitch="variable"/>
    <style:font-face style:name="rsfs10" svg:font-family="rsfs10" style:font-adornments="LyX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4A5000000B8DBB582458E22998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2:58:25.924946932</meta:creation-date>
    <dc:date>2019-10-17T13:52:28.281460249</dc:date>
    <meta:editing-duration>PT9M16S</meta:editing-duration>
    <meta:editing-cycles>1</meta:editing-cycles>
    <meta:document-statistic meta:object-count="46"/>
    <meta:generator>LibreOffice/5.2.7.2$Linux_X86_64 LibreOffice_project/20m0$Build-2</meta:generator>
  </office:meta>
</office:document-meta>
</file>